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loext:contextual-spacing="false" fo:line-height="100%" fo:text-align="justify" style:justify-single-word="false" fo:text-indent="0cm" style:auto-text-indent="false"/>
      <style:text-properties fo:color="#000000" style:font-name="Liberation Serif" fo:font-size="11pt" fo:font-style="normal" style:text-underline-style="none" fo:font-weight="normal" officeooo:paragraph-rsid="0004604c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Preformatted_20_Text">
      <style:paragraph-properties fo:margin-left="0cm" fo:margin-right="0cm" fo:margin-top="0cm" fo:margin-bottom="0.097cm" loext:contextual-spacing="false" fo:line-height="100%" fo:text-align="justify" style:justify-single-word="false" fo:text-indent="0cm" style:auto-text-indent="false"/>
      <style:text-properties fo:color="#000000" style:font-name="Liberation Serif" fo:font-size="11pt" fo:font-style="normal" style:text-underline-style="none" fo:font-weight="normal" officeooo:rsid="0001e579" officeooo:paragraph-rsid="0001e579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Preformatted_20_Text">
      <style:paragraph-properties fo:margin-left="0cm" fo:margin-right="0cm" fo:margin-top="0cm" fo:margin-bottom="0.097cm" loext:contextual-spacing="false" fo:line-height="100%" fo:text-align="justify" style:justify-single-word="false" fo:text-indent="0cm" style:auto-text-indent="false"/>
      <style:text-properties fo:color="#000000" style:font-name="Liberation Serif" fo:font-size="11pt" officeooo:paragraph-rsid="0001e579" style:font-size-asian="11pt" style:font-size-complex="11pt"/>
    </style:style>
    <style:style style:name="P4" style:family="paragraph" style:parent-style-name="Preformatted_20_Text">
      <style:paragraph-properties fo:margin-left="0cm" fo:margin-right="0cm" fo:margin-top="0cm" fo:margin-bottom="0.097cm" loext:contextual-spacing="false" fo:line-height="100%" fo:text-align="center" style:justify-single-word="false" fo:text-indent="0cm" style:auto-text-indent="false"/>
      <style:text-properties fo:color="#000000" style:font-name="Liberation Serif" fo:font-size="14pt" fo:font-style="normal" style:text-underline-style="solid" style:text-underline-width="auto" style:text-underline-color="font-color" fo:font-weight="normal" officeooo:rsid="0001e579" officeooo:paragraph-rsid="0001e579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Preformatted_20_Text">
      <style:paragraph-properties fo:margin-left="0cm" fo:margin-right="0cm" fo:margin-top="0cm" fo:margin-bottom="0.097cm" loext:contextual-spacing="false" fo:line-height="100%" fo:text-align="justify" style:justify-single-word="false" fo:text-indent="0cm" style:auto-text-indent="false"/>
      <style:text-properties fo:color="#000000" style:text-position="0% 100%" style:font-name="Liberation Serif" fo:font-size="11pt" fo:font-style="normal" style:text-underline-style="none" fo:font-weight="normal" officeooo:rsid="0001e579" officeooo:paragraph-rsid="0001e579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01e579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tyle="normal" style:text-underline-style="none" fo:font-weight="normal" officeooo:rsid="0001e579" style:font-style-asian="normal" style:font-weight-asian="normal" style:font-style-complex="normal" style:font-weight-complex="normal"/>
    </style:style>
    <style:style style:name="T4" style:family="text">
      <style:text-properties style:text-position="0% 100%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04604c" fo:background-color="transparent" loext:char-shading-value="0"/>
    </style:style>
    <style:style style:name="T7" style:family="text">
      <style:text-properties officeooo:rsid="0006f809" fo:background-color="transparent" loext:char-shading-value="0"/>
    </style:style>
    <style:style style:name="T8" style:family="text">
      <style:text-properties officeooo:rsid="00051eab" fo:background-color="transparent" loext:char-shading-value="0"/>
    </style:style>
    <style:style style:name="T9" style:family="text">
      <style:text-properties fo:font-style="italic" officeooo:rsid="0004604c" fo:background-color="transparent" loext:char-shading-value="0" style:font-style-asian="italic" style:font-style-complex="italic"/>
    </style:style>
    <style:style style:name="T10" style:family="text">
      <style:text-properties fo:font-style="italic" officeooo:rsid="0006f809" fo:background-color="transparent" loext:char-shading-value="0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bstract</text:p>
      <text:p text:style-name="P2"/>
      <text:p text:style-name="P2">Rebecca Miko<text:span text:style-name="T2">1</text:span><text:span text:style-name="T4">,</text:span><text:span text:style-name="T2"> </text:span><text:span text:style-name="T4">Christoph Metzner</text:span><text:span text:style-name="T2">1</text:span><text:span text:style-name="T4"> and Volker Steuber</text:span><text:span text:style-name="T2">1</text:span></text:p>
      <text:p text:style-name="P3"><text:span text:style-name="T3">1 </text:span><text:span text:style-name="T4">Centre for Computer Science and Informatics Research, University of Hertfordshire, Hatfield, United Kingdom</text:span></text:p>
      <text:p text:style-name="P5">E-mail: rebeccamiko@herts.ac.uk</text:p>
      <text:p text:style-name="P5"/>
      <text:p text:style-name="P1"><text:span text:style-name="T1">We </text:span>tuned the parameters of the mitral cells by running the OB<text:span text:style-name="T5"> model as a function. </text:span><text:span text:style-name="T8">The model represents the OB circuitory for the PG cells and Mitral cells, </text:span><text:span text:style-name="T7">focusing on the recurrent and feed-forward inhibition. </text:span><text:span text:style-name="T8">Input is injected into both cell types and the outputs from the mitral cells are analysised to find the firing rates. </text:span><text:span text:style-name="T7">The input current parameters were adjusted to tune the model, such as the strength of the input to the PG cells. We looked at </text:span><text:span text:style-name="T6">the peak frequency of the tuning curve and </text:span><text:span text:style-name="T7">how this</text:span><text:span text:style-name="T6"> change</text:span><text:span text:style-name="T7">d</text:span><text:span text:style-name="T6"> for the different parameter combinations. The peak frequency appears to decrease as the </text:span><text:span text:style-name="T9">Excitation Factor</text:span><text:span text:style-name="T6"> increases. Whereas, the </text:span><text:span text:style-name="T9">Inhibition Factor</text:span><text:span text:style-name="T6"> has little to no effect on the results. </text:span><text:span text:style-name="T7">We then considered the strength of tuning, mesasured as </text:span><text:span text:style-name="T10">(max – mean)/ mean</text:span><text:span text:style-name="T7">. The </text:span><text:span text:style-name="T6">results showed that the resonance</text:span><text:span text:style-name="T7"> strength increases when the </text:span><text:span text:style-name="T10">Exitation Factor</text:span><text:span text:style-name="T7"> is high and the </text:span><text:span text:style-name="T10">PGInput &gt; 0.5</text:span><text:span text:style-name="T7">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4:15:06.487544572</meta:creation-date>
    <dc:date>2018-01-19T14:57:05.762762051</dc:date>
    <meta:editing-duration>PT7M1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75" meta:character-count="1096" meta:non-whitespace-character-count="923"/>
  </office:meta>
</office:document-meta>
</file>